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ace8e" officeooo:paragraph-rsid="001ace8e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ace8e" officeooo:paragraph-rsid="001ace8e" style:font-size-asian="16pt" style:font-size-complex="16pt"/>
    </style:style>
    <style:style style:name="P3" style:family="paragraph" style:parent-style-name="Text_20_body">
      <style:paragraph-properties fo:text-align="start" style:justify-single-word="false"/>
      <style:text-properties fo:font-size="16pt" officeooo:rsid="001ace8e" officeooo:paragraph-rsid="001ace8e" style:font-size-asian="16pt" style:font-size-complex="16pt"/>
    </style:style>
    <style:style style:name="P4" style:family="paragraph" style:parent-style-name="Text_20_body">
      <style:text-properties fo:font-size="12pt" style:font-size-asian="12pt" style:font-size-complex="12pt"/>
    </style:style>
    <style:style style:name="P5" style:family="paragraph" style:parent-style-name="Text_20_body">
      <style:text-properties fo:font-size="12pt" officeooo:paragraph-rsid="001ace8e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ace8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AZÓNS ÚTILES</text:p>
      <text:p text:style-name="P2"/>
      <text:p text:style-name="P2"/>
      <text:p text:style-name="P3"><text:a xlink:type="simple" xlink:href="http://avn.iesallerulloa.es/mod/resource/view.php?id=23383" text:style-name="Internet_20_link" text:visited-style-name="Visited_20_Internet_20_Link"><text:span text:style-name="T1"/></text:a></text:p>
      <text:p text:style-name="P3"><text:a xlink:type="simple" xlink:href="http://avn.iesallerulloa.es/mod/resource/view.php?id=23383" text:style-name="Internet_20_link" text:visited-style-name="Visited_20_Internet_20_Link"><text:span text:style-name="T1">Comunicación entre páXinas (GET, POST E Cookies)</text:span></text:a><text:span text:style-name="T1">:</text:span></text:p>
      <text:p text:style-name="Text_20_body"><text:a xlink:type="simple" xlink:href="http://minubeinformatica.com/cursos/programacion-en-php/comunicacion-entre-paginas-get-post-y-cookies" text:style-name="Internet_20_link" text:visited-style-name="Visited_20_Internet_20_Link"><text:span text:style-name="T1">http://minubeinformatica.com/cursos/programacion-en-php/comunicacion-entre-paginas-get-post-y-cookies</text:span></text:a></text:p>
      <text:p text:style-name="Text_20_body"><text:a xlink:type="simple" xlink:href="http://avn.iesallerulloa.es/mod/resource/view.php?id=23384" text:style-name="Internet_20_link" text:visited-style-name="Visited_20_Internet_20_Link"><text:span text:style-name="T1"/></text:a></text:p>
      <text:p text:style-name="Text_20_body"><text:a xlink:type="simple" xlink:href="http://avn.iesallerulloa.es/mod/resource/view.php?id=23384" text:style-name="Internet_20_link" text:visited-style-name="Visited_20_Internet_20_Link"><text:span text:style-name="T1">Traba</text:span></text:a><text:a xlink:type="simple" xlink:href="http://avn.iesallerulloa.es/mod/resource/view.php?id=23384" text:style-name="Internet_20_link" text:visited-style-name="Visited_20_Internet_20_Link"><text:span text:style-name="T2">ll</text:span></text:a><text:a xlink:type="simple" xlink:href="http://avn.iesallerulloa.es/mod/resource/view.php?id=23384" text:style-name="Internet_20_link" text:visited-style-name="Visited_20_Internet_20_Link"><text:span text:style-name="T1">ar con sesi</text:span></text:a><text:span text:style-name="T1">óns:</text:span></text:p>
      <text:p text:style-name="Text_20_body"><text:a xlink:type="simple" xlink:href="http://minubeinformatica.com/cursos/programacion-en-php/trabajar-con-sesiones" text:style-name="Internet_20_link" text:visited-style-name="Visited_20_Internet_20_Link"><text:span text:style-name="T1">http://minubeinformatica.com/cursos/programacion-en-php/trabajar-con-sesiones#</text:span></text:a></text:p>
      <text:p text:style-name="P4"/>
      <text:p text:style-name="P5">Pasar variables pola URL con PHP:</text:p>
      <text:p text:style-name="Text_20_body"><text:a xlink:type="simple" xlink:href="https://desarrolloweb.com/articulos/317.php" text:style-name="Internet_20_link" text:visited-style-name="Visited_20_Internet_20_Link"><text:span text:style-name="T1">https://desarrolloweb.com/articulos/317.php</text:span></text:a></text:p>
      <text:p text:style-name="P4"/>
      <text:p text:style-name="P5">GET e POST en PHP:</text:p>
      <text:p text:style-name="Text_20_body"><text:a xlink:type="simple" xlink:href="https://diego.com.es/get-y-post-en-php" text:style-name="Internet_20_link" text:visited-style-name="Visited_20_Internet_20_Link"><text:span text:style-name="T1">https://diego.com.es/get-y-post-en-php</text:span></text:a></text:p>
      <text:p text:style-name="P5">Pasar variables entre páxinas PHP, Métodos POST, GET, INCLUDE e AJAX:</text:p>
      <text:p text:style-name="P2"/>
      <text:p text:style-name="P3">Pasar variables por URL:</text:p>
      <text:p text:style-name="Text_20_body"><text:a xlink:type="simple" xlink:href="https://aprende-web.net/php/php4_2.php" text:style-name="Internet_20_link" text:visited-style-name="Visited_20_Internet_20_Link">https://aprende-web.net/php/php4_2.php</text:a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13:17:53.364544149</meta:creation-date>
    <dc:date>2022-02-08T13:21:36.593747892</dc:date>
    <meta:editing-duration>PT3M44S</meta:editing-duration>
    <meta:editing-cycles>1</meta:editing-cycles>
    <meta:document-statistic meta:table-count="0" meta:image-count="0" meta:object-count="0" meta:page-count="1" meta:paragraph-count="12" meta:word-count="43" meta:character-count="528" meta:non-whitespace-character-count="497"/>
    <meta:generator>LibreOffice/6.4.7.2$Linux_X86_64 LibreOffice_project/40$Build-2</meta:generator>
  </office:meta>
</office:document-meta>
</file>